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6" style:family="table-cell" style:parent-style-name="Default">
      <style:table-cell-properties fo:border-bottom="0.74pt solid #000000" fo:background-color="#cccccc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5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number-columns-spanned="2" table:number-rows-spanned="1"/>
          <table:covered-table-cell/>
          <table:table-cell table:style-name="ce1" office:value-type="string" calcext:value-type="string" table:number-columns-spanned="7" table:number-rows-spanned="1">
            <text:p>formura0</text:p>
          </table:table-cell>
          <table:covered-table-cell table:number-columns-repeated="6"/>
          <table:table-cell table:style-name="ce1" office:value-type="string" calcext:value-type="string" table:number-columns-spanned="2" table:number-rows-spanned="1">
            <text:p><text:s/>Halide</text:p>
          </table:table-cell>
          <table:covered-table-cell/>
          <table:table-cell table:style-name="ce1" office:value-type="string" calcext:value-type="string" table:number-columns-spanned="2" table:number-rows-spanned="1">
            <text:p>Physis</text:p>
          </table:table-cell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Remembering</text:p>
            <text:p>Temporary Values</text:p>
          </table:table-cell>
          <table:covered-table-cell/>
          <table:table-cell/>
          <table:table-cell table:number-columns-repeated="6" office:value-type="string" calcext:value-type="string">
            <text:p>YES(TGV)</text:p>
          </table:table-cell>
          <table:table-cell/>
          <table:table-cell office:value-type="string" calcext:value-type="string">
            <text:p>YES(compute_root)</text:p>
          </table:table-cell>
          <table:table-cell/>
          <table:table-cell office:value-type="string" calcext:value-type="string">
            <text:p>YES(multiple execution)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locking</text:p>
          </table:table-cell>
          <table:covered-table-cell/>
          <table:table-cell table:number-columns-repeated="3"/>
          <table:table-cell office:value-type="string" calcext:value-type="string">
            <text:p>100*100</text:p>
          </table:table-cell>
          <table:table-cell office:value-type="string" calcext:value-type="string">
            <text:p>125*125</text:p>
          </table:table-cell>
          <table:table-cell office:value-type="string" calcext:value-type="string">
            <text:p>250*250</text:p>
          </table:table-cell>
          <table:table-cell office:value-type="string" calcext:value-type="string">
            <text:p>500*500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Boundary</text:p>
          </table:table-cell>
          <table:covered-table-cell/>
          <table:table-cell table:number-columns-repeated="2" office:value-type="string" calcext:value-type="string">
            <text:p>Dedicated Loop</text:p>
          </table:table-cell>
          <table:table-cell office:value-type="string" calcext:value-type="string">
            <text:p>if</text:p>
          </table:table-cell>
          <table:table-cell table:number-columns-repeated="6" office:value-type="string" calcext:value-type="string">
            <text:p>Dedicated Loop</text:p>
          </table:table-cell>
          <table:table-cell table:number-columns-repeated="2" office:value-type="string" calcext:value-type="string">
            <text:p>if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float</text:p>
          </table:table-cell>
          <table:table-cell office:value-type="string" calcext:value-type="string">
            <text:p>100*100</text:p>
            <text:p>10^6 loops</text:p>
          </table:table-cell>
          <table:table-cell table:formula="of:=[$'float 100'.B8]" office:value-type="float" office:value="317136.685774833" calcext:value-type="float">
            <text:p>317136.685774833</text:p>
          </table:table-cell>
          <table:table-cell table:formula="of:=[$'float 100'.C8]" office:value-type="float" office:value="33620.0171386667" calcext:value-type="float">
            <text:p>33620.0171386667</text:p>
          </table:table-cell>
          <table:table-cell table:formula="of:=[$'float 100'.D8]" office:value-type="float" office:value="92136.559903" calcext:value-type="float">
            <text:p>92136.559903</text:p>
          </table:table-cell>
          <table:table-cell table:number-columns-repeated="4"/>
          <table:table-cell table:formula="of:=[$'float 100'.E8]" office:value-type="float" office:value="484753.666666667" calcext:value-type="float">
            <text:p>484753.666666667</text:p>
          </table:table-cell>
          <table:table-cell table:formula="of:=[$'float 100'.F8]" office:value-type="float" office:value="50132.75" calcext:value-type="float">
            <text:p>50132.75</text:p>
          </table:table-cell>
          <table:table-cell table:formula="of:=[$'float 100'.G8]" office:value-type="float" office:value="369460.434588167" calcext:value-type="float">
            <text:p>369460.434588167</text:p>
          </table:table-cell>
          <table:table-cell table:formula="of:=[$'float 100'.H8]" office:value-type="float" office:value="127382.490676667" calcext:value-type="float">
            <text:p>127382.490676667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1000*1000</text:p>
            <text:p>10^4 loops</text:p>
          </table:table-cell>
          <table:table-cell table:formula="of:=[$'float 1000'.B8]" office:value-type="float" office:value="416014.828792667" calcext:value-type="float">
            <text:p>416014.828792667</text:p>
          </table:table-cell>
          <table:table-cell table:formula="of:=[$'float 1000'.C8]" office:value-type="float" office:value="47285.4395645" calcext:value-type="float">
            <text:p>47285.4395645</text:p>
          </table:table-cell>
          <table:table-cell table:formula="of:=[$'float 1000'.D8]" office:value-type="float" office:value="121565.0851595" calcext:value-type="float">
            <text:p>121565.0851595</text:p>
          </table:table-cell>
          <table:table-cell table:formula="of:=[$'float 1000'.E8]" office:value-type="float" office:value="54409.645034" calcext:value-type="float">
            <text:p>54409.645034</text:p>
          </table:table-cell>
          <table:table-cell table:formula="of:=[$'float 1000'.F8]" office:value-type="float" office:value="52385.2952481667" calcext:value-type="float">
            <text:p>52385.2952481667</text:p>
          </table:table-cell>
          <table:table-cell table:formula="of:=[$'float 1000'.G8]" office:value-type="float" office:value="49208.1060151667" calcext:value-type="float">
            <text:p>49208.1060151667</text:p>
          </table:table-cell>
          <table:table-cell table:formula="of:=[$'float 1000'.H8]" office:value-type="float" office:value="46676.7900746667" calcext:value-type="float">
            <text:p>46676.7900746667</text:p>
          </table:table-cell>
          <table:table-cell table:formula="of:=[$'float 1000'.I8]" office:value-type="float" office:value="186830.833333333" calcext:value-type="float">
            <text:p>186830.833333333</text:p>
          </table:table-cell>
          <table:table-cell table:formula="of:=[$'float 1000'.J8]" office:value-type="float" office:value="48363.3833333333" calcext:value-type="float">
            <text:p>48363.3833333333</text:p>
          </table:table-cell>
          <table:table-cell table:formula="of:=[$'float 1000'.K8]" office:value-type="float" office:value="474330.7248065" calcext:value-type="float">
            <text:p>474330.7248065</text:p>
          </table:table-cell>
          <table:table-cell table:formula="of:=[$'float 1000'.L8]" office:value-type="float" office:value="158504.913798333" calcext:value-type="float">
            <text:p>158504.913798333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double</text:p>
          </table:table-cell>
          <table:table-cell office:value-type="string" calcext:value-type="string">
            <text:p>100*100</text:p>
            <text:p>10^6 loops</text:p>
          </table:table-cell>
          <table:table-cell table:formula="of:=[$'double 100'.B8]" office:value-type="float" office:value="323831.054098667" calcext:value-type="float">
            <text:p>323831.054098667</text:p>
          </table:table-cell>
          <table:table-cell table:formula="of:=[$'double 100'.C8]" office:value-type="float" office:value="49860.8968083333" calcext:value-type="float">
            <text:p>49860.8968083333</text:p>
          </table:table-cell>
          <table:table-cell table:formula="of:=[$'double 100'.D8]" office:value-type="float" office:value="82795.998332" calcext:value-type="float">
            <text:p>82795.998332</text:p>
          </table:table-cell>
          <table:table-cell table:number-columns-repeated="4"/>
          <table:table-cell table:style-name="ce3"/>
          <table:table-cell table:style-name="ce5"/>
          <table:table-cell table:formula="of:=[$'double 100'.E8]" office:value-type="float" office:value="383159.605169667" calcext:value-type="float">
            <text:p>383159.605169667</text:p>
          </table:table-cell>
          <table:table-cell table:formula="of:=[$'double 100'.F8]" office:value-type="float" office:value="129934.544133333" calcext:value-type="float">
            <text:p>129934.544133333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1000*1000</text:p>
            <text:p>10^4 loops</text:p>
          </table:table-cell>
          <table:table-cell table:formula="of:=[$'double 1000'.B8]" office:value-type="float" office:value="393195.416601833" calcext:value-type="float">
            <text:p>393195.416601833</text:p>
          </table:table-cell>
          <table:table-cell table:formula="of:=[$'double 1000'.C8]" office:value-type="float" office:value="72329.0791943333" calcext:value-type="float">
            <text:p>72329.0791943333</text:p>
          </table:table-cell>
          <table:table-cell table:formula="of:=[$'double 1000'.D8]" office:value-type="float" office:value="97899.5938243333" calcext:value-type="float">
            <text:p>97899.5938243333</text:p>
          </table:table-cell>
          <table:table-cell table:formula="of:=[$'double 1000'.E8]" office:value-type="float" office:value="69894.0452408333" calcext:value-type="float">
            <text:p>69894.0452408333</text:p>
          </table:table-cell>
          <table:table-cell table:formula="of:=[$'double 1000'.F8]" office:value-type="float" office:value="65558.8112003333" calcext:value-type="float">
            <text:p>65558.8112003333</text:p>
          </table:table-cell>
          <table:table-cell table:formula="of:=[$'double 1000'.G8]" office:value-type="float" office:value="68010.8827255" calcext:value-type="float">
            <text:p>68010.8827255</text:p>
          </table:table-cell>
          <table:table-cell table:formula="of:=[$'double 1000'.H8]" office:value-type="float" office:value="66596.7037763333" calcext:value-type="float">
            <text:p>66596.7037763333</text:p>
          </table:table-cell>
          <table:table-cell table:style-name="ce4"/>
          <table:table-cell table:style-name="ce6"/>
          <table:table-cell table:formula="of:=[$'double 1000'.I8]" office:value-type="float" office:value="383306.954150667" calcext:value-type="float">
            <text:p>383306.954150667</text:p>
          </table:table-cell>
          <table:table-cell table:formula="of:=[$'double 1000'.J8]" office:value-type="float" office:value="154131.361985" calcext:value-type="float">
            <text:p>154131.361985</text:p>
          </table:table-cell>
        </table:table-row>
      </table:table>
      <table:table table:name="float 100" table:style-name="ta1">
        <table:table-column table:style-name="co8" table:number-columns-repeated="8" table:default-cell-style-name="Default"/>
        <table:table-row table:style-name="ro1">
          <table:table-cell/>
          <table:table-cell office:value-type="string" calcext:value-type="string">
            <text:p>formura0(no TGV)</text:p>
          </table:table-cell>
          <table:table-cell office:value-type="string" calcext:value-type="string">
            <text:p><text:s/>formura0(TGV)</text:p>
          </table:table-cell>
          <table:table-cell office:value-type="string" calcext:value-type="string">
            <text:p><text:s/>formura0(TGV-if)</text:p>
          </table:table-cell>
          <table:table-cell office:value-type="string" calcext:value-type="string">
            <text:p><text:s/>Halide(no compute_root)</text:p>
          </table:table-cell>
          <table:table-cell office:value-type="string" calcext:value-type="string">
            <text:p><text:s/>Halide(compute_root)</text:p>
          </table:table-cell>
          <table:table-cell office:value-type="string" calcext:value-type="string">
            <text:p><text:s/>Physis(1)</text:p>
          </table:table-cell>
          <table:table-cell office:value-type="string" calcext:value-type="string">
            <text:p><text:s/>Physis(2)</text:p>
          </table:table-cell>
        </table:table-row>
        <table:table-row table:style-name="ro1">
          <table:table-cell/>
          <table:table-cell office:value-type="float" office:value="319009.031985" calcext:value-type="float">
            <text:p>319009.031985</text:p>
          </table:table-cell>
          <table:table-cell office:value-type="float" office:value="33805.121261" calcext:value-type="float">
            <text:p>33805.121261</text:p>
          </table:table-cell>
          <table:table-cell office:value-type="float" office:value="91993.808619" calcext:value-type="float">
            <text:p>91993.808619</text:p>
          </table:table-cell>
          <table:table-cell office:value-type="float" office:value="488073" calcext:value-type="float">
            <text:p>488073</text:p>
          </table:table-cell>
          <table:table-cell office:value-type="float" office:value="50059.8" calcext:value-type="float">
            <text:p>50059.8</text:p>
          </table:table-cell>
          <table:table-cell office:value-type="float" office:value="369650.878417" calcext:value-type="float">
            <text:p>369650.878417</text:p>
          </table:table-cell>
          <table:table-cell office:value-type="float" office:value="128035.022187" calcext:value-type="float">
            <text:p>128035.022187</text:p>
          </table:table-cell>
        </table:table-row>
        <table:table-row table:style-name="ro1">
          <table:table-cell/>
          <table:table-cell office:value-type="float" office:value="316823.237309" calcext:value-type="float">
            <text:p>316823.237309</text:p>
          </table:table-cell>
          <table:table-cell office:value-type="float" office:value="33645.1902" calcext:value-type="float">
            <text:p>33645.1902</text:p>
          </table:table-cell>
          <table:table-cell office:value-type="float" office:value="92149.448128" calcext:value-type="float">
            <text:p>92149.448128</text:p>
          </table:table-cell>
          <table:table-cell office:value-type="float" office:value="486203" calcext:value-type="float">
            <text:p>486203</text:p>
          </table:table-cell>
          <table:table-cell office:value-type="float" office:value="50077.3" calcext:value-type="float">
            <text:p>50077.3</text:p>
          </table:table-cell>
          <table:table-cell office:value-type="float" office:value="368981.943127" calcext:value-type="float">
            <text:p>368981.943127</text:p>
          </table:table-cell>
          <table:table-cell office:value-type="float" office:value="127337.470746" calcext:value-type="float">
            <text:p>127337.470746</text:p>
          </table:table-cell>
        </table:table-row>
        <table:table-row table:style-name="ro1">
          <table:table-cell/>
          <table:table-cell office:value-type="float" office:value="316840.616885" calcext:value-type="float">
            <text:p>316840.616885</text:p>
          </table:table-cell>
          <table:table-cell office:value-type="float" office:value="33426.543076" calcext:value-type="float">
            <text:p>33426.543076</text:p>
          </table:table-cell>
          <table:table-cell office:value-type="float" office:value="91829.058936" calcext:value-type="float">
            <text:p>91829.058936</text:p>
          </table:table-cell>
          <table:table-cell office:value-type="float" office:value="490902" calcext:value-type="float">
            <text:p>490902</text:p>
          </table:table-cell>
          <table:table-cell office:value-type="float" office:value="49911.9" calcext:value-type="float">
            <text:p>49911.9</text:p>
          </table:table-cell>
          <table:table-cell office:value-type="float" office:value="369068.67361" calcext:value-type="float">
            <text:p>369068.67361</text:p>
          </table:table-cell>
          <table:table-cell office:value-type="float" office:value="127373.875756" calcext:value-type="float">
            <text:p>127373.875756</text:p>
          </table:table-cell>
        </table:table-row>
        <table:table-row table:style-name="ro1">
          <table:table-cell/>
          <table:table-cell office:value-type="float" office:value="316879.403781" calcext:value-type="float">
            <text:p>316879.403781</text:p>
          </table:table-cell>
          <table:table-cell office:value-type="float" office:value="33633.226352" calcext:value-type="float">
            <text:p>33633.226352</text:p>
          </table:table-cell>
          <table:table-cell office:value-type="float" office:value="91638.322887" calcext:value-type="float">
            <text:p>91638.322887</text:p>
          </table:table-cell>
          <table:table-cell office:value-type="float" office:value="472383" calcext:value-type="float">
            <text:p>472383</text:p>
          </table:table-cell>
          <table:table-cell office:value-type="float" office:value="50132.8" calcext:value-type="float">
            <text:p>50132.8</text:p>
          </table:table-cell>
          <table:table-cell office:value-type="float" office:value="369511.977253" calcext:value-type="float">
            <text:p>369511.977253</text:p>
          </table:table-cell>
          <table:table-cell office:value-type="float" office:value="126714.267108" calcext:value-type="float">
            <text:p>126714.267108</text:p>
          </table:table-cell>
        </table:table-row>
        <table:table-row table:style-name="ro1">
          <table:table-cell/>
          <table:table-cell office:value-type="float" office:value="316728.399108" calcext:value-type="float">
            <text:p>316728.399108</text:p>
          </table:table-cell>
          <table:table-cell office:value-type="float" office:value="33644.060301" calcext:value-type="float">
            <text:p>33644.060301</text:p>
          </table:table-cell>
          <table:table-cell office:value-type="float" office:value="92732.094949" calcext:value-type="float">
            <text:p>92732.094949</text:p>
          </table:table-cell>
          <table:table-cell office:value-type="float" office:value="483846" calcext:value-type="float">
            <text:p>483846</text:p>
          </table:table-cell>
          <table:table-cell office:value-type="float" office:value="49976.4" calcext:value-type="float">
            <text:p>49976.4</text:p>
          </table:table-cell>
          <table:table-cell office:value-type="float" office:value="369725.684054" calcext:value-type="float">
            <text:p>369725.684054</text:p>
          </table:table-cell>
          <table:table-cell office:value-type="float" office:value="127575.380445" calcext:value-type="float">
            <text:p>127575.380445</text:p>
          </table:table-cell>
        </table:table-row>
        <table:table-row table:style-name="ro1">
          <table:table-cell/>
          <table:table-cell office:value-type="float" office:value="316539.425581" calcext:value-type="float">
            <text:p>316539.425581</text:p>
          </table:table-cell>
          <table:table-cell office:value-type="float" office:value="33565.961642" calcext:value-type="float">
            <text:p>33565.961642</text:p>
          </table:table-cell>
          <table:table-cell office:value-type="float" office:value="92476.625899" calcext:value-type="float">
            <text:p>92476.625899</text:p>
          </table:table-cell>
          <table:table-cell office:value-type="float" office:value="487115" calcext:value-type="float">
            <text:p>487115</text:p>
          </table:table-cell>
          <table:table-cell office:value-type="float" office:value="50638.3" calcext:value-type="float">
            <text:p>50638.3</text:p>
          </table:table-cell>
          <table:table-cell office:value-type="float" office:value="369823.451068" calcext:value-type="float">
            <text:p>369823.451068</text:p>
          </table:table-cell>
          <table:table-cell office:value-type="float" office:value="127258.927818" calcext:value-type="float">
            <text:p>127258.92781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7])" office:value-type="float" office:value="317136.685774833" calcext:value-type="float">
            <text:p>317136.685774833</text:p>
          </table:table-cell>
          <table:table-cell table:formula="of:=AVERAGE([.C2:.C7])" office:value-type="float" office:value="33620.0171386667" calcext:value-type="float">
            <text:p>33620.0171386667</text:p>
          </table:table-cell>
          <table:table-cell table:formula="of:=AVERAGE([.D2:.D7])" office:value-type="float" office:value="92136.559903" calcext:value-type="float">
            <text:p>92136.559903</text:p>
          </table:table-cell>
          <table:table-cell table:formula="of:=AVERAGE([.E2:.E7])" office:value-type="float" office:value="484753.666666667" calcext:value-type="float">
            <text:p>484753.666666667</text:p>
          </table:table-cell>
          <table:table-cell table:formula="of:=AVERAGE([.F2:.F7])" office:value-type="float" office:value="50132.75" calcext:value-type="float">
            <text:p>50132.75</text:p>
          </table:table-cell>
          <table:table-cell table:formula="of:=AVERAGE([.G2:.G7])" office:value-type="float" office:value="369460.434588167" calcext:value-type="float">
            <text:p>369460.434588167</text:p>
          </table:table-cell>
          <table:table-cell table:formula="of:=AVERAGE([.H2:.H7])" office:value-type="float" office:value="127382.490676667" calcext:value-type="float">
            <text:p>127382.490676667</text:p>
          </table:table-cell>
        </table:table-row>
      </table:table>
      <table:table table:name="float 1000" table:style-name="ta1">
        <table:table-column table:style-name="co8" table:number-columns-repeated="12" table:default-cell-style-name="Default"/>
        <table:table-row table:style-name="ro1">
          <table:table-cell/>
          <table:table-cell office:value-type="string" calcext:value-type="string">
            <text:p>formura0(no TGV)</text:p>
          </table:table-cell>
          <table:table-cell office:value-type="string" calcext:value-type="string">
            <text:p><text:s/>formura0(TGV blocking no)</text:p>
          </table:table-cell>
          <table:table-cell office:value-type="string" calcext:value-type="string">
            <text:p><text:s/>formura0(TGV-if blocking no)</text:p>
          </table:table-cell>
          <table:table-cell office:value-type="string" calcext:value-type="string">
            <text:p><text:s/>formura0(TGV blocking 100*100)</text:p>
          </table:table-cell>
          <table:table-cell office:value-type="string" calcext:value-type="string">
            <text:p><text:s/>formura0(TGV blocking 125)</text:p>
          </table:table-cell>
          <table:table-cell office:value-type="string" calcext:value-type="string">
            <text:p>formura0(TGV blocking 250)</text:p>
          </table:table-cell>
          <table:table-cell office:value-type="string" calcext:value-type="string">
            <text:p><text:s/>formura0(TGV blocking 500)</text:p>
          </table:table-cell>
          <table:table-cell office:value-type="string" calcext:value-type="string">
            <text:p><text:s/>Halide(no compute_root)</text:p>
          </table:table-cell>
          <table:table-cell office:value-type="string" calcext:value-type="string">
            <text:p><text:s/>Halide(compute_root)</text:p>
          </table:table-cell>
          <table:table-cell office:value-type="string" calcext:value-type="string">
            <text:p><text:s/>Physis(1)</text:p>
          </table:table-cell>
          <table:table-cell office:value-type="string" calcext:value-type="string">
            <text:p><text:s/>Physis(2)</text:p>
          </table:table-cell>
        </table:table-row>
        <table:table-row table:style-name="ro1">
          <table:table-cell/>
          <table:table-cell office:value-type="float" office:value="417198.571346" calcext:value-type="float">
            <text:p>417198.571346</text:p>
          </table:table-cell>
          <table:table-cell office:value-type="float" office:value="47559.243711" calcext:value-type="float">
            <text:p>47559.243711</text:p>
          </table:table-cell>
          <table:table-cell office:value-type="float" office:value="122384.355844" calcext:value-type="float">
            <text:p>122384.355844</text:p>
          </table:table-cell>
          <table:table-cell office:value-type="float" office:value="54675.737558" calcext:value-type="float">
            <text:p>54675.737558</text:p>
          </table:table-cell>
          <table:table-cell office:value-type="float" office:value="52763.947717" calcext:value-type="float">
            <text:p>52763.947717</text:p>
          </table:table-cell>
          <table:table-cell office:value-type="float" office:value="49350.240751" calcext:value-type="float">
            <text:p>49350.240751</text:p>
          </table:table-cell>
          <table:table-cell office:value-type="float" office:value="46916.791464" calcext:value-type="float">
            <text:p>46916.791464</text:p>
          </table:table-cell>
          <table:table-cell office:value-type="float" office:value="169756" calcext:value-type="float">
            <text:p>169756</text:p>
          </table:table-cell>
          <table:table-cell office:value-type="float" office:value="50665.1" calcext:value-type="float">
            <text:p>50665.1</text:p>
          </table:table-cell>
          <table:table-cell office:value-type="float" office:value="475599.182268" calcext:value-type="float">
            <text:p>475599.182268</text:p>
          </table:table-cell>
          <table:table-cell office:value-type="float" office:value="159127.123827" calcext:value-type="float">
            <text:p>159127.123827</text:p>
          </table:table-cell>
        </table:table-row>
        <table:table-row table:style-name="ro1">
          <table:table-cell/>
          <table:table-cell office:value-type="float" office:value="415366.799592" calcext:value-type="float">
            <text:p>415366.799592</text:p>
          </table:table-cell>
          <table:table-cell office:value-type="float" office:value="47272.167063" calcext:value-type="float">
            <text:p>47272.167063</text:p>
          </table:table-cell>
          <table:table-cell office:value-type="float" office:value="121603.573622" calcext:value-type="float">
            <text:p>121603.573622</text:p>
          </table:table-cell>
          <table:table-cell office:value-type="float" office:value="54448.812368" calcext:value-type="float">
            <text:p>54448.812368</text:p>
          </table:table-cell>
          <table:table-cell office:value-type="float" office:value="52300.662134" calcext:value-type="float">
            <text:p>52300.662134</text:p>
          </table:table-cell>
          <table:table-cell office:value-type="float" office:value="49193.421057" calcext:value-type="float">
            <text:p>49193.421057</text:p>
          </table:table-cell>
          <table:table-cell office:value-type="float" office:value="46594.872565" calcext:value-type="float">
            <text:p>46594.872565</text:p>
          </table:table-cell>
          <table:table-cell office:value-type="float" office:value="185885" calcext:value-type="float">
            <text:p>185885</text:p>
          </table:table-cell>
          <table:table-cell office:value-type="float" office:value="47414.6" calcext:value-type="float">
            <text:p>47414.6</text:p>
          </table:table-cell>
          <table:table-cell office:value-type="float" office:value="474146.833607" calcext:value-type="float">
            <text:p>474146.833607</text:p>
          </table:table-cell>
          <table:table-cell office:value-type="float" office:value="158546.98272" calcext:value-type="float">
            <text:p>158546.98272</text:p>
          </table:table-cell>
        </table:table-row>
        <table:table-row table:style-name="ro1">
          <table:table-cell/>
          <table:table-cell office:value-type="float" office:value="416443.107325" calcext:value-type="float">
            <text:p>416443.107325</text:p>
          </table:table-cell>
          <table:table-cell office:value-type="float" office:value="47310.508253" calcext:value-type="float">
            <text:p>47310.508253</text:p>
          </table:table-cell>
          <table:table-cell office:value-type="float" office:value="121599.379157" calcext:value-type="float">
            <text:p>121599.379157</text:p>
          </table:table-cell>
          <table:table-cell office:value-type="float" office:value="54478.04945" calcext:value-type="float">
            <text:p>54478.04945</text:p>
          </table:table-cell>
          <table:table-cell office:value-type="float" office:value="52424.064507" calcext:value-type="float">
            <text:p>52424.064507</text:p>
          </table:table-cell>
          <table:table-cell office:value-type="float" office:value="49288.399935" calcext:value-type="float">
            <text:p>49288.399935</text:p>
          </table:table-cell>
          <table:table-cell office:value-type="float" office:value="46795.897216" calcext:value-type="float">
            <text:p>46795.897216</text:p>
          </table:table-cell>
          <table:table-cell office:value-type="float" office:value="187261" calcext:value-type="float">
            <text:p>187261</text:p>
          </table:table-cell>
          <table:table-cell office:value-type="float" office:value="47785.4" calcext:value-type="float">
            <text:p>47785.4</text:p>
          </table:table-cell>
          <table:table-cell office:value-type="float" office:value="475058.243314" calcext:value-type="float">
            <text:p>475058.243314</text:p>
          </table:table-cell>
          <table:table-cell office:value-type="float" office:value="158524.84817" calcext:value-type="float">
            <text:p>158524.84817</text:p>
          </table:table-cell>
        </table:table-row>
        <table:table-row table:style-name="ro1">
          <table:table-cell/>
          <table:table-cell office:value-type="float" office:value="416444.66159" calcext:value-type="float">
            <text:p>416444.66159</text:p>
          </table:table-cell>
          <table:table-cell office:value-type="float" office:value="47322.640943" calcext:value-type="float">
            <text:p>47322.640943</text:p>
          </table:table-cell>
          <table:table-cell office:value-type="float" office:value="121678.877756" calcext:value-type="float">
            <text:p>121678.877756</text:p>
          </table:table-cell>
          <table:table-cell office:value-type="float" office:value="54501.453494" calcext:value-type="float">
            <text:p>54501.453494</text:p>
          </table:table-cell>
          <table:table-cell office:value-type="float" office:value="52391.855117" calcext:value-type="float">
            <text:p>52391.855117</text:p>
          </table:table-cell>
          <table:table-cell office:value-type="float" office:value="49119.436026" calcext:value-type="float">
            <text:p>49119.436026</text:p>
          </table:table-cell>
          <table:table-cell office:value-type="float" office:value="46727.52814" calcext:value-type="float">
            <text:p>46727.52814</text:p>
          </table:table-cell>
          <table:table-cell office:value-type="float" office:value="199653" calcext:value-type="float">
            <text:p>199653</text:p>
          </table:table-cell>
          <table:table-cell office:value-type="float" office:value="49967.1" calcext:value-type="float">
            <text:p>49967.1</text:p>
          </table:table-cell>
          <table:table-cell office:value-type="float" office:value="474315.907304" calcext:value-type="float">
            <text:p>474315.907304</text:p>
          </table:table-cell>
          <table:table-cell office:value-type="float" office:value="158624.224861" calcext:value-type="float">
            <text:p>158624.224861</text:p>
          </table:table-cell>
        </table:table-row>
        <table:table-row table:style-name="ro1">
          <table:table-cell/>
          <table:table-cell office:value-type="float" office:value="415590.145811" calcext:value-type="float">
            <text:p>415590.145811</text:p>
          </table:table-cell>
          <table:table-cell office:value-type="float" office:value="47062.968175" calcext:value-type="float">
            <text:p>47062.968175</text:p>
          </table:table-cell>
          <table:table-cell office:value-type="float" office:value="121079.691225" calcext:value-type="float">
            <text:p>121079.691225</text:p>
          </table:table-cell>
          <table:table-cell office:value-type="float" office:value="54246.409083" calcext:value-type="float">
            <text:p>54246.409083</text:p>
          </table:table-cell>
          <table:table-cell office:value-type="float" office:value="52233.001873" calcext:value-type="float">
            <text:p>52233.001873</text:p>
          </table:table-cell>
          <table:table-cell office:value-type="float" office:value="49291.009104" calcext:value-type="float">
            <text:p>49291.009104</text:p>
          </table:table-cell>
          <table:table-cell office:value-type="float" office:value="46520.455976" calcext:value-type="float">
            <text:p>46520.455976</text:p>
          </table:table-cell>
          <table:table-cell office:value-type="float" office:value="188869" calcext:value-type="float">
            <text:p>188869</text:p>
          </table:table-cell>
          <table:table-cell office:value-type="float" office:value="47280.7" calcext:value-type="float">
            <text:p>47280.7</text:p>
          </table:table-cell>
          <table:table-cell office:value-type="float" office:value="473651.716375" calcext:value-type="float">
            <text:p>473651.716375</text:p>
          </table:table-cell>
          <table:table-cell office:value-type="float" office:value="157883.909898" calcext:value-type="float">
            <text:p>157883.909898</text:p>
          </table:table-cell>
        </table:table-row>
        <table:table-row table:style-name="ro1">
          <table:table-cell/>
          <table:table-cell office:value-type="float" office:value="415045.687092" calcext:value-type="float">
            <text:p>415045.687092</text:p>
          </table:table-cell>
          <table:table-cell office:value-type="float" office:value="47185.109242" calcext:value-type="float">
            <text:p>47185.109242</text:p>
          </table:table-cell>
          <table:table-cell office:value-type="float" office:value="121044.633353" calcext:value-type="float">
            <text:p>121044.633353</text:p>
          </table:table-cell>
          <table:table-cell office:value-type="float" office:value="54107.408251" calcext:value-type="float">
            <text:p>54107.408251</text:p>
          </table:table-cell>
          <table:table-cell office:value-type="float" office:value="52198.240141" calcext:value-type="float">
            <text:p>52198.240141</text:p>
          </table:table-cell>
          <table:table-cell office:value-type="float" office:value="49006.129218" calcext:value-type="float">
            <text:p>49006.129218</text:p>
          </table:table-cell>
          <table:table-cell office:value-type="float" office:value="46505.195087" calcext:value-type="float">
            <text:p>46505.195087</text:p>
          </table:table-cell>
          <table:table-cell office:value-type="float" office:value="189561" calcext:value-type="float">
            <text:p>189561</text:p>
          </table:table-cell>
          <table:table-cell office:value-type="float" office:value="47067.4" calcext:value-type="float">
            <text:p>47067.4</text:p>
          </table:table-cell>
          <table:table-cell office:value-type="float" office:value="473212.465971" calcext:value-type="float">
            <text:p>473212.465971</text:p>
          </table:table-cell>
          <table:table-cell office:value-type="float" office:value="158322.393314" calcext:value-type="float">
            <text:p>158322.39331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7])" office:value-type="float" office:value="416014.828792667" calcext:value-type="float">
            <text:p>416014.828792667</text:p>
          </table:table-cell>
          <table:table-cell table:formula="of:=AVERAGE([.C2:.C7])" office:value-type="float" office:value="47285.4395645" calcext:value-type="float">
            <text:p>47285.4395645</text:p>
          </table:table-cell>
          <table:table-cell table:formula="of:=AVERAGE([.D2:.D7])" office:value-type="float" office:value="121565.0851595" calcext:value-type="float">
            <text:p>121565.0851595</text:p>
          </table:table-cell>
          <table:table-cell table:formula="of:=AVERAGE([.E2:.E7])" office:value-type="float" office:value="54409.645034" calcext:value-type="float">
            <text:p>54409.645034</text:p>
          </table:table-cell>
          <table:table-cell table:formula="of:=AVERAGE([.F2:.F7])" office:value-type="float" office:value="52385.2952481667" calcext:value-type="float">
            <text:p>52385.2952481667</text:p>
          </table:table-cell>
          <table:table-cell table:formula="of:=AVERAGE([.G2:.G7])" office:value-type="float" office:value="49208.1060151667" calcext:value-type="float">
            <text:p>49208.1060151667</text:p>
          </table:table-cell>
          <table:table-cell table:formula="of:=AVERAGE([.H2:.H7])" office:value-type="float" office:value="46676.7900746667" calcext:value-type="float">
            <text:p>46676.7900746667</text:p>
          </table:table-cell>
          <table:table-cell table:formula="of:=AVERAGE([.I2:.I7])" office:value-type="float" office:value="186830.833333333" calcext:value-type="float">
            <text:p>186830.833333333</text:p>
          </table:table-cell>
          <table:table-cell table:formula="of:=AVERAGE([.J2:.J7])" office:value-type="float" office:value="48363.3833333333" calcext:value-type="float">
            <text:p>48363.3833333333</text:p>
          </table:table-cell>
          <table:table-cell table:formula="of:=AVERAGE([.K2:.K7])" office:value-type="float" office:value="474330.7248065" calcext:value-type="float">
            <text:p>474330.7248065</text:p>
          </table:table-cell>
          <table:table-cell table:formula="of:=AVERAGE([.L2:.L7])" office:value-type="float" office:value="158504.913798333" calcext:value-type="float">
            <text:p>158504.913798333</text:p>
          </table:table-cell>
        </table:table-row>
      </table:table>
      <table:table table:name="double 100" table:style-name="ta1"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formura0(no TGV)</text:p>
          </table:table-cell>
          <table:table-cell office:value-type="string" calcext:value-type="string">
            <text:p><text:s/>formura0(TGV)</text:p>
          </table:table-cell>
          <table:table-cell office:value-type="string" calcext:value-type="string">
            <text:p><text:s/>formura0(TGV-if)</text:p>
          </table:table-cell>
          <table:table-cell office:value-type="string" calcext:value-type="string">
            <text:p><text:s/>Physis(1)</text:p>
          </table:table-cell>
          <table:table-cell office:value-type="string" calcext:value-type="string">
            <text:p><text:s/>Physis(2)</text:p>
          </table:table-cell>
        </table:table-row>
        <table:table-row table:style-name="ro1">
          <table:table-cell/>
          <table:table-cell office:value-type="float" office:value="324982.234275" calcext:value-type="float">
            <text:p>324982.234275</text:p>
          </table:table-cell>
          <table:table-cell office:value-type="float" office:value="50045.615419" calcext:value-type="float">
            <text:p>50045.615419</text:p>
          </table:table-cell>
          <table:table-cell office:value-type="float" office:value="82878.757056" calcext:value-type="float">
            <text:p>82878.757056</text:p>
          </table:table-cell>
          <table:table-cell office:value-type="float" office:value="384398.267281" calcext:value-type="float">
            <text:p>384398.267281</text:p>
          </table:table-cell>
          <table:table-cell office:value-type="float" office:value="129718.723244" calcext:value-type="float">
            <text:p>129718.723244</text:p>
          </table:table-cell>
        </table:table-row>
        <table:table-row table:style-name="ro1">
          <table:table-cell/>
          <table:table-cell office:value-type="float" office:value="323218.611616" calcext:value-type="float">
            <text:p>323218.611616</text:p>
          </table:table-cell>
          <table:table-cell office:value-type="float" office:value="49794.619663" calcext:value-type="float">
            <text:p>49794.619663</text:p>
          </table:table-cell>
          <table:table-cell office:value-type="float" office:value="82857.206883" calcext:value-type="float">
            <text:p>82857.206883</text:p>
          </table:table-cell>
          <table:table-cell office:value-type="float" office:value="382180.903131" calcext:value-type="float">
            <text:p>382180.903131</text:p>
          </table:table-cell>
          <table:table-cell office:value-type="float" office:value="129604.795573" calcext:value-type="float">
            <text:p>129604.795573</text:p>
          </table:table-cell>
        </table:table-row>
        <table:table-row table:style-name="ro1">
          <table:table-cell/>
          <table:table-cell office:value-type="float" office:value="323895.335881" calcext:value-type="float">
            <text:p>323895.335881</text:p>
          </table:table-cell>
          <table:table-cell office:value-type="float" office:value="49820.358378" calcext:value-type="float">
            <text:p>49820.358378</text:p>
          </table:table-cell>
          <table:table-cell office:value-type="float" office:value="82509.733131" calcext:value-type="float">
            <text:p>82509.733131</text:p>
          </table:table-cell>
          <table:table-cell office:value-type="float" office:value="383372.284803" calcext:value-type="float">
            <text:p>383372.284803</text:p>
          </table:table-cell>
          <table:table-cell office:value-type="float" office:value="130181.386252" calcext:value-type="float">
            <text:p>130181.386252</text:p>
          </table:table-cell>
        </table:table-row>
        <table:table-row table:style-name="ro1">
          <table:table-cell/>
          <table:table-cell office:value-type="float" office:value="323890.163878" calcext:value-type="float">
            <text:p>323890.163878</text:p>
          </table:table-cell>
          <table:table-cell office:value-type="float" office:value="49966.2088" calcext:value-type="float">
            <text:p>49966.2088</text:p>
          </table:table-cell>
          <table:table-cell office:value-type="float" office:value="83071.107366" calcext:value-type="float">
            <text:p>83071.107366</text:p>
          </table:table-cell>
          <table:table-cell office:value-type="float" office:value="383706.942964" calcext:value-type="float">
            <text:p>383706.942964</text:p>
          </table:table-cell>
          <table:table-cell office:value-type="float" office:value="130505.343642" calcext:value-type="float">
            <text:p>130505.343642</text:p>
          </table:table-cell>
        </table:table-row>
        <table:table-row table:style-name="ro1">
          <table:table-cell/>
          <table:table-cell office:value-type="float" office:value="323844.178759" calcext:value-type="float">
            <text:p>323844.178759</text:p>
          </table:table-cell>
          <table:table-cell office:value-type="float" office:value="49755.873526" calcext:value-type="float">
            <text:p>49755.873526</text:p>
          </table:table-cell>
          <table:table-cell office:value-type="float" office:value="82755.789568" calcext:value-type="float">
            <text:p>82755.789568</text:p>
          </table:table-cell>
          <table:table-cell office:value-type="float" office:value="383344.411052" calcext:value-type="float">
            <text:p>383344.411052</text:p>
          </table:table-cell>
          <table:table-cell office:value-type="float" office:value="130040.92567" calcext:value-type="float">
            <text:p>130040.92567</text:p>
          </table:table-cell>
        </table:table-row>
        <table:table-row table:style-name="ro1">
          <table:table-cell/>
          <table:table-cell office:value-type="float" office:value="323155.800183" calcext:value-type="float">
            <text:p>323155.800183</text:p>
          </table:table-cell>
          <table:table-cell office:value-type="float" office:value="49782.705064" calcext:value-type="float">
            <text:p>49782.705064</text:p>
          </table:table-cell>
          <table:table-cell office:value-type="float" office:value="82703.395988" calcext:value-type="float">
            <text:p>82703.395988</text:p>
          </table:table-cell>
          <table:table-cell office:value-type="float" office:value="381954.821787" calcext:value-type="float">
            <text:p>381954.821787</text:p>
          </table:table-cell>
          <table:table-cell office:value-type="float" office:value="129556.090419" calcext:value-type="float">
            <text:p>129556.09041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7])" office:value-type="float" office:value="323831.054098667" calcext:value-type="float">
            <text:p>323831.054098667</text:p>
          </table:table-cell>
          <table:table-cell table:formula="of:=AVERAGE([.C2:.C7])" office:value-type="float" office:value="49860.8968083333" calcext:value-type="float">
            <text:p>49860.8968083333</text:p>
          </table:table-cell>
          <table:table-cell table:formula="of:=AVERAGE([.D2:.D7])" office:value-type="float" office:value="82795.998332" calcext:value-type="float">
            <text:p>82795.998332</text:p>
          </table:table-cell>
          <table:table-cell table:formula="of:=AVERAGE([.E2:.E7])" office:value-type="float" office:value="383159.605169667" calcext:value-type="float">
            <text:p>383159.605169667</text:p>
          </table:table-cell>
          <table:table-cell table:formula="of:=AVERAGE([.F2:.F7])" office:value-type="float" office:value="129934.544133333" calcext:value-type="float">
            <text:p>129934.544133333</text:p>
          </table:table-cell>
        </table:table-row>
      </table:table>
      <table:table table:name="double 1000" table:style-name="ta1">
        <table:table-column table:style-name="co8" table:number-columns-repeated="10" table:default-cell-style-name="Default"/>
        <table:table-row table:style-name="ro1">
          <table:table-cell/>
          <table:table-cell office:value-type="string" calcext:value-type="string">
            <text:p>formura0(no TGV)</text:p>
          </table:table-cell>
          <table:table-cell office:value-type="string" calcext:value-type="string">
            <text:p><text:s/>formura0(TGV blocking no)</text:p>
          </table:table-cell>
          <table:table-cell office:value-type="string" calcext:value-type="string">
            <text:p><text:s/>formura0(TGV-if blocking no)</text:p>
          </table:table-cell>
          <table:table-cell office:value-type="string" calcext:value-type="string">
            <text:p><text:s/>formura0(TGV blocking 100*100)</text:p>
          </table:table-cell>
          <table:table-cell office:value-type="string" calcext:value-type="string">
            <text:p><text:s/>formura0(TGV blocking 125)</text:p>
          </table:table-cell>
          <table:table-cell office:value-type="string" calcext:value-type="string">
            <text:p>formura0(TGV blocking 250)</text:p>
          </table:table-cell>
          <table:table-cell office:value-type="string" calcext:value-type="string">
            <text:p><text:s/>formura0(TGV blocking 500)</text:p>
          </table:table-cell>
          <table:table-cell office:value-type="string" calcext:value-type="string">
            <text:p><text:s/>Physis(1)</text:p>
          </table:table-cell>
          <table:table-cell office:value-type="string" calcext:value-type="string">
            <text:p><text:s/>Physis(2)</text:p>
          </table:table-cell>
        </table:table-row>
        <table:table-row table:style-name="ro1">
          <table:table-cell/>
          <table:table-cell office:value-type="float" office:value="393906.602623" calcext:value-type="float">
            <text:p>393906.602623</text:p>
          </table:table-cell>
          <table:table-cell office:value-type="float" office:value="72200.369" calcext:value-type="float">
            <text:p>72200.369</text:p>
          </table:table-cell>
          <table:table-cell office:value-type="float" office:value="98033.090616" calcext:value-type="float">
            <text:p>98033.090616</text:p>
          </table:table-cell>
          <table:table-cell office:value-type="float" office:value="70169.012061" calcext:value-type="float">
            <text:p>70169.012061</text:p>
          </table:table-cell>
          <table:table-cell office:value-type="float" office:value="65930.530219" calcext:value-type="float">
            <text:p>65930.530219</text:p>
          </table:table-cell>
          <table:table-cell office:value-type="float" office:value="68217.081761" calcext:value-type="float">
            <text:p>68217.081761</text:p>
          </table:table-cell>
          <table:table-cell office:value-type="float" office:value="66632.328345" calcext:value-type="float">
            <text:p>66632.328345</text:p>
          </table:table-cell>
          <table:table-cell office:value-type="float" office:value="383516.935677" calcext:value-type="float">
            <text:p>383516.935677</text:p>
          </table:table-cell>
          <table:table-cell office:value-type="float" office:value="154255.999036" calcext:value-type="float">
            <text:p>154255.999036</text:p>
          </table:table-cell>
        </table:table-row>
        <table:table-row table:style-name="ro1">
          <table:table-cell/>
          <table:table-cell office:value-type="float" office:value="392652.5514" calcext:value-type="float">
            <text:p>392652.5514</text:p>
          </table:table-cell>
          <table:table-cell office:value-type="float" office:value="72633.550103" calcext:value-type="float">
            <text:p>72633.550103</text:p>
          </table:table-cell>
          <table:table-cell office:value-type="float" office:value="97826.363119" calcext:value-type="float">
            <text:p>97826.363119</text:p>
          </table:table-cell>
          <table:table-cell office:value-type="float" office:value="69806.910937" calcext:value-type="float">
            <text:p>69806.910937</text:p>
          </table:table-cell>
          <table:table-cell office:value-type="float" office:value="65494.48085" calcext:value-type="float">
            <text:p>65494.48085</text:p>
          </table:table-cell>
          <table:table-cell office:value-type="float" office:value="68078.230329" calcext:value-type="float">
            <text:p>68078.230329</text:p>
          </table:table-cell>
          <table:table-cell office:value-type="float" office:value="66733.084374" calcext:value-type="float">
            <text:p>66733.084374</text:p>
          </table:table-cell>
          <table:table-cell office:value-type="float" office:value="383216.435738" calcext:value-type="float">
            <text:p>383216.435738</text:p>
          </table:table-cell>
          <table:table-cell office:value-type="float" office:value="154369.909397" calcext:value-type="float">
            <text:p>154369.909397</text:p>
          </table:table-cell>
        </table:table-row>
        <table:table-row table:style-name="ro1">
          <table:table-cell/>
          <table:table-cell office:value-type="float" office:value="393401.317882" calcext:value-type="float">
            <text:p>393401.317882</text:p>
          </table:table-cell>
          <table:table-cell office:value-type="float" office:value="72143.257936" calcext:value-type="float">
            <text:p>72143.257936</text:p>
          </table:table-cell>
          <table:table-cell office:value-type="float" office:value="97949.909685" calcext:value-type="float">
            <text:p>97949.909685</text:p>
          </table:table-cell>
          <table:table-cell office:value-type="float" office:value="69959.714915" calcext:value-type="float">
            <text:p>69959.714915</text:p>
          </table:table-cell>
          <table:table-cell office:value-type="float" office:value="65660.186541" calcext:value-type="float">
            <text:p>65660.186541</text:p>
          </table:table-cell>
          <table:table-cell office:value-type="float" office:value="68150.903885" calcext:value-type="float">
            <text:p>68150.903885</text:p>
          </table:table-cell>
          <table:table-cell office:value-type="float" office:value="66612.064003" calcext:value-type="float">
            <text:p>66612.064003</text:p>
          </table:table-cell>
          <table:table-cell office:value-type="float" office:value="383269.262736" calcext:value-type="float">
            <text:p>383269.262736</text:p>
          </table:table-cell>
          <table:table-cell office:value-type="float" office:value="154142.27423" calcext:value-type="float">
            <text:p>154142.27423</text:p>
          </table:table-cell>
        </table:table-row>
        <table:table-row table:style-name="ro1">
          <table:table-cell/>
          <table:table-cell office:value-type="float" office:value="392992.104322" calcext:value-type="float">
            <text:p>392992.104322</text:p>
          </table:table-cell>
          <table:table-cell office:value-type="float" office:value="72206.198673" calcext:value-type="float">
            <text:p>72206.198673</text:p>
          </table:table-cell>
          <table:table-cell office:value-type="float" office:value="98034.014773" calcext:value-type="float">
            <text:p>98034.014773</text:p>
          </table:table-cell>
          <table:table-cell office:value-type="float" office:value="69970.436372" calcext:value-type="float">
            <text:p>69970.436372</text:p>
          </table:table-cell>
          <table:table-cell office:value-type="float" office:value="65362.111341" calcext:value-type="float">
            <text:p>65362.111341</text:p>
          </table:table-cell>
          <table:table-cell office:value-type="float" office:value="67915.846214" calcext:value-type="float">
            <text:p>67915.846214</text:p>
          </table:table-cell>
          <table:table-cell office:value-type="float" office:value="66403.359951" calcext:value-type="float">
            <text:p>66403.359951</text:p>
          </table:table-cell>
          <table:table-cell office:value-type="float" office:value="383700.274826" calcext:value-type="float">
            <text:p>383700.274826</text:p>
          </table:table-cell>
          <table:table-cell office:value-type="float" office:value="154308.509054" calcext:value-type="float">
            <text:p>154308.509054</text:p>
          </table:table-cell>
        </table:table-row>
        <table:table-row table:style-name="ro1">
          <table:table-cell/>
          <table:table-cell office:value-type="float" office:value="393361.517819" calcext:value-type="float">
            <text:p>393361.517819</text:p>
          </table:table-cell>
          <table:table-cell office:value-type="float" office:value="72597.311109" calcext:value-type="float">
            <text:p>72597.311109</text:p>
          </table:table-cell>
          <table:table-cell office:value-type="float" office:value="97878.703553" calcext:value-type="float">
            <text:p>97878.703553</text:p>
          </table:table-cell>
          <table:table-cell office:value-type="float" office:value="69519.865512" calcext:value-type="float">
            <text:p>69519.865512</text:p>
          </table:table-cell>
          <table:table-cell office:value-type="float" office:value="65441.455743" calcext:value-type="float">
            <text:p>65441.455743</text:p>
          </table:table-cell>
          <table:table-cell office:value-type="float" office:value="67849.002924" calcext:value-type="float">
            <text:p>67849.002924</text:p>
          </table:table-cell>
          <table:table-cell office:value-type="float" office:value="66519.33362" calcext:value-type="float">
            <text:p>66519.33362</text:p>
          </table:table-cell>
          <table:table-cell office:value-type="float" office:value="383580.684164" calcext:value-type="float">
            <text:p>383580.684164</text:p>
          </table:table-cell>
          <table:table-cell office:value-type="float" office:value="154015.718565" calcext:value-type="float">
            <text:p>154015.718565</text:p>
          </table:table-cell>
        </table:table-row>
        <table:table-row table:style-name="ro1">
          <table:table-cell/>
          <table:table-cell office:value-type="float" office:value="392858.405565" calcext:value-type="float">
            <text:p>392858.405565</text:p>
          </table:table-cell>
          <table:table-cell office:value-type="float" office:value="72193.788345" calcext:value-type="float">
            <text:p>72193.788345</text:p>
          </table:table-cell>
          <table:table-cell office:value-type="float" office:value="97675.4812" calcext:value-type="float">
            <text:p>97675.4812</text:p>
          </table:table-cell>
          <table:table-cell office:value-type="float" office:value="69938.331648" calcext:value-type="float">
            <text:p>69938.331648</text:p>
          </table:table-cell>
          <table:table-cell office:value-type="float" office:value="65464.102508" calcext:value-type="float">
            <text:p>65464.102508</text:p>
          </table:table-cell>
          <table:table-cell office:value-type="float" office:value="67854.23124" calcext:value-type="float">
            <text:p>67854.23124</text:p>
          </table:table-cell>
          <table:table-cell office:value-type="float" office:value="66680.052365" calcext:value-type="float">
            <text:p>66680.052365</text:p>
          </table:table-cell>
          <table:table-cell office:value-type="float" office:value="382558.131763" calcext:value-type="float">
            <text:p>382558.131763</text:p>
          </table:table-cell>
          <table:table-cell office:value-type="float" office:value="153695.761628" calcext:value-type="float">
            <text:p>153695.76162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7])" office:value-type="float" office:value="393195.416601833" calcext:value-type="float">
            <text:p>393195.416601833</text:p>
          </table:table-cell>
          <table:table-cell table:formula="of:=AVERAGE([.C2:.C7])" office:value-type="float" office:value="72329.0791943333" calcext:value-type="float">
            <text:p>72329.0791943333</text:p>
          </table:table-cell>
          <table:table-cell table:formula="of:=AVERAGE([.D2:.D7])" office:value-type="float" office:value="97899.5938243333" calcext:value-type="float">
            <text:p>97899.5938243333</text:p>
          </table:table-cell>
          <table:table-cell table:formula="of:=AVERAGE([.E2:.E7])" office:value-type="float" office:value="69894.0452408333" calcext:value-type="float">
            <text:p>69894.0452408333</text:p>
          </table:table-cell>
          <table:table-cell table:formula="of:=AVERAGE([.F2:.F7])" office:value-type="float" office:value="65558.8112003333" calcext:value-type="float">
            <text:p>65558.8112003333</text:p>
          </table:table-cell>
          <table:table-cell table:formula="of:=AVERAGE([.G2:.G7])" office:value-type="float" office:value="68010.8827255" calcext:value-type="float">
            <text:p>68010.8827255</text:p>
          </table:table-cell>
          <table:table-cell table:formula="of:=AVERAGE([.H2:.H7])" office:value-type="float" office:value="66596.7037763333" calcext:value-type="float">
            <text:p>66596.7037763333</text:p>
          </table:table-cell>
          <table:table-cell table:formula="of:=AVERAGE([.I2:.I7])" office:value-type="float" office:value="383306.954150667" calcext:value-type="float">
            <text:p>383306.954150667</text:p>
          </table:table-cell>
          <table:table-cell table:formula="of:=AVERAGE([.J2:.J7])" office:value-type="float" office:value="154131.361985" calcext:value-type="float">
            <text:p>154131.361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9T09:33:45.600000000</meta:creation-date>
    <dc:date>2022-08-29T09:53:57.136000000</dc:date>
    <meta:editing-duration>PT20M12S</meta:editing-duration>
    <meta:editing-cycles>1</meta:editing-cycles>
    <meta:generator>LibreOfficeDev/7.5.0.0.alpha0$Windows_X86_64 LibreOffice_project/d75c5c1f61a174b3b333e9db6536ab15cc37d00b</meta:generator>
    <meta:document-statistic meta:table-count="5" meta:cell-count="327" meta:object-count="0"/>
  </office:meta>
</office:document-meta>
</file>